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PanelPreference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Pane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PanelPreferencePanel.create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ting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PanelPreferencePanel.LogPanelPreferencePanel( LogPanelPreference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gPanelPreferencePanel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PanelPreference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Panel.initComponen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8">
            <text:p text:style-name="Table_20_Contents">98</text:p>
          </table:table-cell>
        </table:table-row>
        <table:table-row>
          <table:table-cell office:value-type="string">
            <text:p text:style-name="Table_20_Contents">VisualsPrefPanel.setup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FormattingPanel.actionPerformed( Action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Panel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sualsPrefPanel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sualsPrefPanel.VisualsPref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umnSelectorPanel.ColumnSelecto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sualsPrefPanel.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umnSelectorPanel.isSelecte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Panel.setup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VisualsPrefPanel.initPanel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attingPanel.Formatting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umnSelectorPanel.initCompon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lumnSelectorPanel.mouseClick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